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4</text:p>
      <text:p text:style-name="P1"/>
      <text:p text:style-name="P1">Protokoll 28.05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2160896101367943018" text:style-name="L1">
        <text:list-header>
          <text:p text:style-name="P5"/>
        </text:list-header>
        <text:list-item>
          <text:p text:style-name="P5">Die restlichen Skizzen zum Paperbased-Prototyping wurden erstellt.</text:p>
          <text:list>
            <text:list-item>
              <text:p text:style-name="P5">Neue Karte / Frage erstellen</text:p>
            </text:list-item>
            <text:list-item>
              <text:p text:style-name="P5">Neue Karte / Antwortmöglichkeiten</text:p>
            </text:list-item>
            <text:list-item>
              <text:p text:style-name="P5">Neue Karte Karte / Tipps angeben</text:p>
            </text:list-item>
            <text:list-item>
              <text:p text:style-name="P5">Detailansicht Karte und Kommentare</text:p>
            </text:list-item>
            <text:list-item>
              <text:p text:style-name="P5">Frage bearbeiten</text:p>
            </text:list-item>
            <text:list-item>
              <text:p text:style-name="P5">Antwortmöglichkeiten bearbeiten</text:p>
            </text:list-item>
            <text:list-item>
              <text:p text:style-name="P5">Tipps bearbeiten</text:p>
            </text:list-item>
            <text:list-item>
              <text:p text:style-name="P5">Einladungen einsehen</text:p>
            </text:list-item>
            <text:list-item>
              <text:p text:style-name="P5">Spiel starten / Gruppe auswählen</text:p>
            </text:list-item>
            <text:list-item>
              <text:p text:style-name="P5">Spiel starten / Kartenset auswählen</text:p>
            </text:list-item>
            <text:list-item>
              <text:p text:style-name="P5">Quiz / Ranking &amp; Spielansicht</text:p>
            </text:list-item>
            <text:list-item>
              <text:p text:style-name="P5">Jokeranfrage beantwort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29T15:42:55.25</dc:date>
    <dc:creator>Banani </dc:creator>
    <meta:editing-duration>PT1M2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1" meta:word-count="94" meta:character-count="672"/>
  </office:meta>
</office:document-meta>
</file>